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9:52:10.401906246</meta:creation-date>
    <dc:date>2014-09-05T19:52:53.808146325</dc:date>
    <meta:editing-duration>P0D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4.2.4.2$Linux_X86_64 LibreOffice_project/420m0$Build-2</meta:generator>
  </office:meta>
</office:document-meta>
</file>